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253000" calcext:value-type="float">
            <text:p>253000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257000" calcext:value-type="float">
            <text:p>257000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249000" calcext:value-type="float">
            <text:p>249000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249000" calcext:value-type="float">
            <text:p>24900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48000" calcext:value-type="float">
            <text:p>248000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248000" calcext:value-type="float">
            <text:p>248000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248000" calcext:value-type="float">
            <text:p>248000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248000" calcext:value-type="float">
            <text:p>248000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248000" calcext:value-type="float">
            <text:p>248000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49000" calcext:value-type="float">
            <text:p>249000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249000" calcext:value-type="float">
            <text:p>249000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52000" calcext:value-type="float">
            <text:p>252000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252000" calcext:value-type="float">
            <text:p>252000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257000" calcext:value-type="float">
            <text:p>257000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249000" calcext:value-type="float">
            <text:p>24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60" meta:object-count="0"/>
  </office:meta>
</office:document-meta>
</file>